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ira Code" svg:font-family="'Fira Code'" style:font-family-generic="modern" style:font-pitch="fixed"/>
    <style:font-face style:name="Fira Sans" svg:font-family="'Fir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ira Sans" fo:font-size="11pt" style:font-size-asian="9.60000038146973pt" style:font-size-complex="11pt"/>
    </style:style>
    <style:style style:name="P2" style:family="paragraph" style:parent-style-name="Standard">
      <style:text-properties style:font-name="Fira Sans" fo:font-size="11pt" officeooo:rsid="00077f62" officeooo:paragraph-rsid="00077f62" style:font-size-asian="9.60000038146973pt" style:font-size-complex="11pt"/>
    </style:style>
    <style:style style:name="P3" style:family="paragraph" style:parent-style-name="Standard">
      <style:text-properties style:font-name="Fira Sans" fo:font-size="11pt" officeooo:paragraph-rsid="00077f62" style:font-size-asian="9.60000038146973pt" style:font-size-complex="11pt"/>
    </style:style>
    <style:style style:name="P4" style:family="paragraph" style:parent-style-name="Standard">
      <style:text-properties style:font-name="Fira Sans" fo:font-size="11pt" fo:language="en" fo:country="US" officeooo:rsid="00077f62" officeooo:paragraph-rsid="00077f62" style:font-size-asian="9.60000038146973pt" style:font-size-complex="11pt"/>
    </style:style>
    <style:style style:name="P5" style:family="paragraph" style:parent-style-name="Standard">
      <style:paragraph-properties fo:break-before="page"/>
      <style:text-properties style:font-name="Fira Sans" fo:font-size="11pt" fo:language="en" fo:country="US" officeooo:rsid="00077f62" officeooo:paragraph-rsid="00077f62" style:font-size-asian="9.60000038146973pt" style:font-size-complex="11pt"/>
    </style:style>
    <style:style style:name="P6" style:family="paragraph" style:parent-style-name="Standard">
      <style:text-properties style:font-name="Fira Sans" fo:font-size="11pt" fo:language="en" fo:country="US" officeooo:rsid="00077f62" officeooo:paragraph-rsid="0007cfa1" style:font-size-asian="9.60000038146973pt" style:font-size-complex="11pt"/>
    </style:style>
    <style:style style:name="P7" style:family="paragraph" style:parent-style-name="Standard">
      <style:text-properties style:font-name="Fira Sans" fo:font-size="14pt" fo:language="en" fo:country="US" fo:font-weight="bold" officeooo:rsid="00077f62" officeooo:paragraph-rsid="00077f62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Fira Sans" fo:font-size="14pt" fo:language="en" fo:country="US" fo:font-weight="bold" officeooo:rsid="00077f62" officeooo:paragraph-rsid="0007cfa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ira Sans" fo:font-size="14pt" fo:language="en" fo:country="US" fo:font-weight="bold" officeooo:rsid="0007cfa1" officeooo:paragraph-rsid="0007cfa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ira Sans" fo:font-size="30pt" fo:language="en" fo:country="US" fo:font-weight="bold" officeooo:rsid="0007cfa1" officeooo:paragraph-rsid="0007cfa1" style:font-size-asian="30pt" style:font-weight-asian="bold" style:font-size-complex="3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ira Sans" fo:font-size="24pt" fo:language="en" fo:country="US" fo:font-weight="bold" officeooo:rsid="0007cfa1" officeooo:paragraph-rsid="0007cfa1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ira Sans" fo:font-size="18pt" fo:language="en" fo:country="US" fo:font-weight="bold" officeooo:rsid="0007cfa1" officeooo:paragraph-rsid="0007cfa1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0077f62" style:font-weight-asian="bold" style:font-weight-complex="bold"/>
    </style:style>
    <style:style style:name="T3" style:family="text">
      <style:text-properties fo:language="en" fo:country="US" fo:font-weight="normal" officeooo:rsid="00077f62" style:font-weight-asian="normal" style:font-weight-complex="normal"/>
    </style:style>
    <style:style style:name="T4" style:family="text">
      <style:text-properties fo:font-size="14pt" fo:language="en" fo:country="US" fo:font-weight="bold" officeooo:rsid="00077f62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>Portfolio</text:p>
      <text:p text:style-name="P10"/>
      <text:p text:style-name="P9"/>
      <text:p text:style-name="P11">English exam</text:p>
      <text:p text:style-name="P11"/>
      <text:p text:style-name="P9"/>
      <text:p text:style-name="P12">MCS Ph. D. Programme</text:p>
      <text:p text:style-name="P12"/>
      <text:p text:style-name="P12"/>
      <text:p text:style-name="P9"/>
      <text:p text:style-name="P11">Boris Zolotov</text:p>
      <text:p text:style-name="P8">ABSTRACT 1</text:p>
      <text:p text:style-name="P1"/>
      <text:p text:style-name="P1"><text:tab/>Edge-vertex resolution of a planar drawing is an important measure that reflects a minimal separation between a vertex and an edge, allowing the vertices to be objects of non-zero size rather than points.</text:p>
      <text:p text:style-name="P1"/>
      <text:p text:style-name="P1"><text:tab/>The authors present an algorithm that for any planar 3-connected graph computes its drawing with the edge-vertex resolution equal to 1/2 (that is, a disk-link drawing).</text:p>
      <text:p text:style-name="P1"/>
      <text:p text:style-name="P1"><text:tab/>What is more, the drawing is computed in time linear in the number of vertices of the graph, and the vertices of the drawing are located on a linear-size grid (which is proved to be optimal).</text:p>
      <text:p text:style-name="P1"/>
      <text:p text:style-name="P3"><text:tab/>The algorithm is based on the earlier result of Chrobak and Kant who had a similar problem but did not obey the requirement for the drawing to be disc-link.</text:p>
      <text:p text:style-name="P3"><text:span text:style-name="T3"/></text:p>
      <text:p text:style-name="P3"><text:span text:style-name="T3"/></text:p>
      <text:p text:style-name="P3"><text:span text:style-name="T4">ABSTRACT 2</text:span></text:p>
      <text:p text:style-name="P2"><text:span text:style-name="T1"/></text:p>
      <text:p text:style-name="P1"><text:tab/>Unit Disc Cover (UDC) problem asks for the minimal number of unit disks covering a given set of points and the placements of these circles.</text:p>
      <text:p text:style-name="P1"/>
      <text:p text:style-name="P1"><text:tab/>The problem is proved to be NP-hard; however, there exist plenty of polynomial and pseudopolynomial approximation algorithms solving it.</text:p>
      <text:p text:style-name="P1"/>
      <text:p text:style-name="P1"><text:tab/>The authors implement several known algorithms for UDC and compare their efficiency. They also present a new 7-approximation algorithm running in linear time on average and two heuristics that help speed it up.</text:p>
      <text:p text:style-name="P1"/>
      <text:p text:style-name="P1"><text:tab/>The algorithm devised by the authors covers the query set with circles aligned to the sqrt(2)-sized grid. Then it is proved that the algorithm outputs not more than seven times the number of circles contained in the optimal answer.</text:p>
      <text:p text:style-name="P1"/>
      <text:p text:style-name="P1"><text:tab/>The authors conclude that the algorithm by Liu and Lu (2014) is optimal for practical applications, yet their algorithm overperforms it in certain cases.</text:p>
      <text:p text:style-name="P1"/>
      <text:p text:style-name="P1"/>
      <text:p text:style-name="P1"/>
      <text:p text:style-name="P7">ABSTRACT 3</text:p>
      <text:p text:style-name="P4"/>
      <text:p text:style-name="P4"><text:tab/>The authors present an algorithm that enumerates and classifies all edge-to-edge gluings of unit squares that correspond to convex polyhedra.</text:p>
      <text:p text:style-name="P4"/>
      <text:p text:style-name="P4"><text:tab/>The authors show that the number of such gluings of n squares is polynomial in n, and the algorithm runs in time polynomial in n (pseudopolynomial if n is considered the only input).</text:p>
      <text:p text:style-name="P4"/>
      <text:p text:style-name="P4"><text:tab/>Their technique can be applied in several similar settings, including gluings of regular hexagons and triangles.</text:p>
      <text:p text:style-name="P5">1. Penumbra of aggravations — countless annoying little problems related to a big problem</text:p>
      <text:p text:style-name="P4"/>
      <text:p text:style-name="P4">2. Coherent argument — a well-organized reasoning without any self-contradictions</text:p>
      <text:p text:style-name="P4"/>
      <text:p text:style-name="P4">3. Substantive contribution — an important piece of study, essential for the field</text:p>
      <text:p text:style-name="P4"/>
      <text:p text:style-name="P4">4. Diffuse activity — the skill in which is spread between researchers by itself</text:p>
      <text:p text:style-name="P4"/>
      <text:p text:style-name="P4">5. Credible resources — ones to which respect is paid</text:p>
      <text:p text:style-name="P4"/>
      <text:p text:style-name="P4">6. Prowess in a discipline — expertise</text:p>
      <text:p text:style-name="P4"/>
      <text:p text:style-name="P4">7. Skills inculcated — taught thoroughly</text:p>
      <text:p text:style-name="P4"/>
      <text:p text:style-name="P4">8. By-product approach — developing something not as a main result of a process</text:p>
      <text:p text:style-name="P4"/>
      <text:p text:style-name="P4">9. Doctoral instruction — the process of writing thesis and receiving knowledge under supervision</text:p>
      <text:p text:style-name="P4"/>
      <text:p text:style-name="P4">10. Humanities and social sciences — гуманитарные науки</text:p>
      <text:p text:style-name="P4"/>
      <text:p text:style-name="P4">11. Set out to write a book — decide to do something huge</text:p>
      <text:p text:style-name="P4"/>
      <text:p text:style-name="P4">12. Grapple with — deal or understand a difficult problem</text:p>
      <text:p text:style-name="P4"/>
      <text:p text:style-name="P4">13. Shelf-bending thesis — one that is never published</text:p>
      <text:p text:style-name="P4"/>
      <text:p text:style-name="P4">14. Apprentice researcher — working for low payment for a more skilled person</text:p>
      <text:p text:style-name="P4"/>
      <text:p text:style-name="P4">15. Dubious kudos — praise that is not certainly there</text:p>
      <text:p text:style-name="P4"/>
      <text:p text:style-name="P4">16. Taught Ph. D</text:p>
      <text:p text:style-name="P4"/>
      <text:p text:style-name="P4">17. Classical Ph. D</text:p>
      <text:p text:style-name="P4"/>
      <text:p text:style-name="P4">18. Professional doctorate</text:p>
      <text:p text:style-name="P4"/>
      <text:p text:style-name="P4">19. Leveled planar graph — a graph drawn on the plane whose vertices are on several parallel lines</text:p>
      <text:p text:style-name="P4"/>
      <text:p text:style-name="P4">20. Layered pathwidth — the maximum size of the intersection between a layer and a bag in a decomposition of a graph</text:p>
      <text:p text:style-name="P4"/>
      <text:p text:style-name="P4">20. Outerplanar graph — a planar graph drawn in a way such that all the vertices are in the outer (unbounded) face</text:p>
      <text:p text:style-name="P4"/>
      <text:p text:style-name="P4">21. Squaregraphs — 4-faces, each vertex either in outer face or has degree 4+</text:p>
      <text:p text:style-name="P4"/>
      <text:p text:style-name="P4">22. Breadth first layering — each vertex is marked by its distance to the source vertex</text:p>
      <text:p text:style-name="P4"/>
      <text:p text:style-name="P4">23. Specify an ordering — assign consequent natural (positive integer) numbers to objects</text:p>
      <text:p text:style-name="P4"/>
      <text:p text:style-name="P4">24. Net — a simple non-overlapping unfolding of a polyhedron</text:p>
      <text:p text:style-name="P4"/>
      <text:p text:style-name="P4">25. Unit-speed parametrization — parametrization by the distance to the origin</text:p>
      <text:p text:style-name="P4"><text:soft-page-break/></text:p>
      <text:p text:style-name="P4">26. Osculating circle — the one with the same curvature</text:p>
      <text:p text:style-name="P4"/>
      <text:p text:style-name="P4">27. Unit normal vector — perpendicular, of length 1</text:p>
      <text:p text:style-name="P4"/>
      <text:p text:style-name="P4">28. Principal curvatures — the highest and the lowest cuvatures of a surface at a point</text:p>
      <text:p text:style-name="P4"/>
      <text:p text:style-name="P4">29. A flaw of sorts — same things having different properties</text:p>
      <text:p text:style-name="P4"/>
      <text:p text:style-name="P4">30. Subtended — bounded, contracted</text:p>
      <text:p text:style-name="P4"/>
      <text:p text:style-name="P4">31. Intrinsic — defined from an internal view</text:p>
      <text:p text:style-name="P4"/>
      <text:p text:style-name="P4">32. Geodesic — measured inside surface</text:p>
      <text:p text:style-name="P4"/>
      <text:p text:style-name="P4">33. Elliptic, hyperbolic points — with respect to curvature</text:p>
      <text:p text:style-name="P4"/>
      <text:p text:style-name="P4">34. Angle deficit, Gaussian curvature — the difference between 2*pi and the facial angle at a point</text:p>
      <text:p text:style-name="P4"/>
      <text:p text:style-name="P4">35. Meager evidence — sparse, insufficient</text:p>
      <text:p text:style-name="P4"/>
      <text:p text:style-name="P4">36. Lament — to complain</text:p>
      <text:p text:style-name="P4"/>
      <text:p text:style-name="P4">37. Paucity — sparcity, poverty</text:p>
      <text:p text:style-name="P4"/>
      <text:p text:style-name="P4">38. Star unfolding, source unfolding — methods of unfolding a polyhedron that (supposedly) produce a non-overlapping net</text:p>
      <text:p text:style-name="P4"/>
      <text:p text:style-name="P4">39. Overlap penetration — the ratio of a penetration to the diameter</text:p>
      <text:p text:style-name="P4"/>
      <text:p text:style-name="P4">40. Follow suit — to act conformly</text:p>
      <text:p text:style-name="P4"/>
      <text:p text:style-name="P4">41. Convex hull — a minimal convex polygon containing a given set of points</text:p>
      <text:p text:style-name="P4"/>
      <text:p text:style-name="P4">42. Vertex-edge resolution — a minimal separation between a vertex and a non-incident edge in a drawing</text:p>
      <text:p text:style-name="P4"/>
      <text:p text:style-name="P4">43. Disk-link drawing — a drawing with vertex-edge resolution of at least 1/2</text:p>
      <text:p text:style-name="P4"/>
      <text:p text:style-name="P4">44. Gluing — a pair of a set of polygons and rules specifying how to glue their boundaries</text:p>
      <text:p text:style-name="P4"/>
      <text:p text:style-name="P4">45. Polyhedron — a union of convex polyhedra, which are intersections of half-spaces</text:p>
      <text:p text:style-name="P4"/>
      <text:p text:style-name="P4">46. UDC Problem — a problem of covering a given set of points with the minimal number of unit disks</text:p>
      <text:p text:style-name="P4"/>
      <text:p text:style-name="P4">47. Erdős–Rényi graph — a randomly generated graph with sufficient connectivity</text:p>
      <text:p text:style-name="P4"/>
      <text:p text:style-name="P4">48. Prisoner's dilemma — a noncooperative game about betraying or keeping silent</text:p>
      <text:p text:style-name="P4"/>
      <text:p text:style-name="P4">49. Hawk-dove game — a noncooperative game about showing off or retreating</text:p>
      <text:p text:style-name="P4"/>
      <text:p text:style-name="P4">50. MAXQ — a method of reinforcement learning that takes the next action depending on the output of max-nodes and q-nodes</text:p>
      <text:p text:style-name="P4"><text:soft-page-break/></text:p>
      <text:p text:style-name="P4">51. Schnyder labeling — an orientation on a maximal planar graph where each vertex has 3 outcoming edges</text:p>
      <text:p text:style-name="P4"/>
      <text:p text:style-name="P4">52. Canonical ordering of a planar graph — an ordering that helps draw the graph: each next vertex is in the outer face connected with a countinuous segment of previous vertices</text:p>
      <text:p text:style-name="P4"/>
      <text:p text:style-name="P4">53. LR-partition — a partition of all the back-edges with respect to a DFS-ordering into two sets. It helps test planarity of a graph</text:p>
      <text:p text:style-name="P4"/>
      <text:p text:style-name="P4">54. n-connected graph — a graph that remains connected after removal of n-1 vertices</text:p>
      <text:p text:style-name="P4"/>
      <text:p text:style-name="P4">55. Closed rectangle-of-influence drawing — a drawing such that no vertex lies in the axis-parallel rectangle defined by two ends of every edge</text:p>
      <text:p text:style-name="P4"/>
      <text:p text:style-name="P4">56. Bold drawing — vertices are drawn as disks of radius r and edges as rectangles of width w</text:p>
      <text:p text:style-name="P4"/>
      <text:p text:style-name="P4">57. Planar embedding — an equivalence class of topologically-equivalent planar drawings</text:p>
      <text:p text:style-name="P4"/>
      <text:p text:style-name="P4">58. Straight-line drawing — a drawing where all the arcs are straight-line segments</text:p>
      <text:p text:style-name="P4"/>
      <text:p text:style-name="P4">59. Grid drawing — straight-line drawing where vertices have integer coordinates</text:p>
      <text:p text:style-name="P4"/>
      <text:p text:style-name="P4">60. Point density — ratio of |P| to the area of its bounding box</text:p>
      <text:p text:style-name="P4"/>
      <text:p text:style-name="P4">61. Track layout — partition of a graph into tracks, which are independent sets, and edges between them do not cross</text:p>
      <text:p text:style-name="P4"/>
      <text:p text:style-name="P4">62. Tree decomposition — an assignment of bags such that endpoints of any edge share a bag, and each vertex is in a continuous subtree of bags</text:p>
      <text:p text:style-name="P4"/>
      <text:p text:style-name="P4">63. Path decomposition — a tree decomposition but the tree is a path</text:p>
      <text:p text:style-name="P4"/>
      <text:p text:style-name="P4">64. Treewidth — minimal size of a maximal bag -1</text:p>
      <text:p text:style-name="P4"/>
      <text:p text:style-name="P4">65. Minor — a graph obtained by deleting edges / vertices and contracting edges</text:p>
      <text:p text:style-name="P4"/>
      <text:p text:style-name="P4">66. Euler characteristic — V-E+F</text:p>
      <text:p text:style-name="P4"/>
      <text:p text:style-name="P4">67. Euler genus — 1 - chi/2</text:p>
      <text:p text:style-name="P4"/>
      <text:p text:style-name="P4">69. General position — assumptions about data that hold almost often and help evade degenerate cases</text:p>
      <text:p text:style-name="P4"/>
      <text:p text:style-name="P4">70. Hull signature — an ordered list of vertices of the convex hull of a set</text:p>
      <text:p text:style-name="P4"/>
      <text:p text:style-name="P4">71. Dynamic nearest neighbor structure — a structure supporting insertion of a site and the query of the nearest site to a given point</text:p>
      <text:p text:style-name="P4"/>
      <text:p text:style-name="P4">72. Voronoi circle — a circle passing through three adjacent Voronoi sites</text:p>
      <text:p text:style-name="P4"/>
      <text:p text:style-name="P4">73. Sweep line — a line that is moved through the plane used to construct several geometric structures</text:p>
      <text:p text:style-name="P4"/>
      <text:p text:style-name="P4"><text:soft-page-break/>74. Combinatorial change — a change in the graph of a structure, not only in the location of its vertices</text:p>
      <text:p text:style-name="P4"/>
      <text:p text:style-name="P4">75. Affirm — show that one has obtained a message and has no objections</text:p>
      <text:p text:style-name="P4"/>
      <text:p text:style-name="P4">76. Visibility center — a point such that the maximum geodesic distance from it to _see_ any point in the set is minimized</text:p>
      <text:p text:style-name="P4"/>
      <text:p text:style-name="P4">77. Book embedding — a drawing of a graph on several half-planes glued along their boundary</text:p>
      <text:p text:style-name="P4"/>
      <text:p text:style-name="P4">78. Abuse of notation — using the same denotion for objects of different generality</text:p>
      <text:p text:style-name="P4"/>
      <text:p text:style-name="P4">79. Winding number — the number of counterclockwise rotations of a curve around a point</text:p>
      <text:p text:style-name="P4"/>
      <text:p text:style-name="P4">80. Young diagram — a way to demonstrate integer partitions</text:p>
      <text:p text:style-name="P4"/>
      <text:p text:style-name="P4">81. Bipartite graph — a graph colored in black and white in a way that each edge has endpoints of distinct colors</text:p>
      <text:p text:style-name="P4"/>
      <text:p text:style-name="P4">82. Spanning tree — a tree obtained by deletion of several edges from a graph, but on the same set of vertices</text:p>
      <text:p text:style-name="P4"/>
      <text:p text:style-name="P4">83. Building greedily — taking a maximal possible set on each step</text:p>
      <text:p text:style-name="P4"/>
      <text:p text:style-name="P4">84. Minor-closed class — a class such that if G is in it, every minor of G is in it</text:p>
      <text:p text:style-name="P4"/>
      <text:p text:style-name="P4">85. Dual graph — a graph whose vertices are faces of G and whose edges are edges incident to these faces</text:p>
      <text:p text:style-name="P4"/>
      <text:p text:style-name="P4">86. Geodesic center — <text:s/>a point that minimizes the maximum geodesic distance from it to any point of the set</text:p>
      <text:p text:style-name="P4"/>
      <text:p text:style-name="P4">87. Chord — a segment inside a polygon intersecting its boundary only at endpoints</text:p>
      <text:p text:style-name="P4"/>
      <text:p text:style-name="P4">88. Geodesically convex subset — a subset such that if two points lie in it, so does the geodesic shortest path between them</text:p>
      <text:p text:style-name="P4"/>
      <text:p text:style-name="P4">89. Pareto optimality — a situation where no individual or preference criterion can be better off without making at least one individual or preference criterion worse off</text:p>
      <text:p text:style-name="P4"/>
      <text:p text:style-name="P4">90. Nash equilibrium — each player is assumed to know the equilibrium strategies of the other players, and no one has anything to gain by changing only one's own strategy</text:p>
      <text:p text:style-name="P4"/>
      <text:p text:style-name="P4">91. Oracle — a thing that is somehow able to solve a complicated problem in constant time</text:p>
      <text:p text:style-name="P4"/>
      <text:p text:style-name="P4">92. Winning strategy — a sequence of actions that depends on a position in a game that makes a player win the game</text:p>
      <text:p text:style-name="P4"/>
      <text:p text:style-name="P4">93. DFS — graph traversal that first goes as deep as possible along the edges</text:p>
      <text:p text:style-name="P4"/>
      <text:p text:style-name="P4">94. BFS — graph traversal that considers all the vertice's neighbors immediately after this vertex</text:p>
      <text:p text:style-name="P4"/>
      <text:p text:style-name="P4">95. Manifold — a topological space with continuous base that is locally homeomorphic to Euclidean space</text:p>
      <text:p text:style-name="P4"/>
      <text:p text:style-name="P4"><text:soft-page-break/>96. Base — a set of sets such that any open set of the topology can be represented as a union of the sets in the base</text:p>
      <text:p text:style-name="P4"/>
      <text:p text:style-name="P4">97. Curry—Howard isomorphism — a mapping between habitable types and provable statements</text:p>
      <text:p text:style-name="P4"/>
      <text:p text:style-name="P4">98. Unit-disk graph — a graph for a set of vertices in the plane that only has edges of unit length</text:p>
      <text:p text:style-name="P4"/>
      <text:p text:style-name="P4">99. Series-parallel graph — a graph with two terminal vertices that is formed by application of composition or parallel composition</text:p>
      <text:p text:style-name="P4"/>
      <text:p text:style-name="P4">100. Tree-apex graph — a graph that is a tree with a vertex added that is connected to each leaf</text:p>
      <text:p text:style-name="P4"/>
      <text:p text:style-name="P4">101. Apex graph — a graph that can be made planar by removing a single vertex</text:p>
      <text:p text:style-name="P4"/>
      <text:p text:style-name="P4">102. Dent — an unplanned piece of curvature on a metal sheet left behind by a miscalculated impact</text:p>
      <text:p text:style-name="P4"/>
      <text:p text:style-name="P4">103. Primary root — a generator of the multiplication group of residuies modulo p (which is, in fact, cyclic)</text:p>
      <text:p text:style-name="P4"/>
      <text:p text:style-name="P4">104. Quadratic residue — a residue congruent to the square of an integer number modulo n</text:p>
      <text:p text:style-name="P4"/>
      <text:p text:style-name="P4">105. Euclidean algorithm — an algorithm to find the greatest common divisor of a pair of numbers or polynomials that does not rely on the prime decomposition</text:p>
      <text:p text:style-name="P4"/>
      <text:p text:style-name="P4">106. Determinant — a number assigned to a matrix that behaves in a certain way under addition or permutation of rows</text:p>
      <text:p text:style-name="P4"/>
      <text:p text:style-name="P4">107. Permutation — a bijection between a finite set and itself</text:p>
      <text:p text:style-name="P4"/>
      <text:p text:style-name="P4">108. Sign — a homomorphism from a group to {-1,1}</text:p>
      <text:p text:style-name="P4"/>
      <text:p text:style-name="P4">109. Homomorphism — a linear map, i. e. a map preserving the structure</text:p>
      <text:p text:style-name="P4"/>
      <text:p text:style-name="P4">110. Arrangement — the subdivision of the plane into cells, edges and vertices induced by a given set of lines</text:p>
      <text:p text:style-name="P4"/>
      <text:p text:style-name="P4">111. Heavy path decomposition — a decomposition of a tree into paths that is used to implement link-cut tree</text:p>
      <text:p text:style-name="P4"/>
      <text:p text:style-name="P4">112. Splay tree — a tree where each vertex is raised to the root before any operation is carried out on it</text:p>
      <text:p text:style-name="P4"/>
      <text:p text:style-name="P4">113. B-tree — a balanced search tree with a varying number of descendants of each vertex</text:p>
      <text:p text:style-name="P4"/>
      <text:p text:style-name="P4">114. AVL-tree — the default balanced binary search tree that demands rotations at certain vertices in order to stay balanced</text:p>
      <text:p text:style-name="P4"/>
      <text:p text:style-name="P4">115. Range searching — asking to return all pieces of data in a given interval.</text:p>
      <text:p text:style-name="P4"/>
      <text:p text:style-name="P4">116. Output-sensitive algorithm — an algorithm such that one has to take into consideration its output to estimate its running time.</text:p>
      <text:p text:style-name="P4"/>
      <text:p text:style-name="P4">117. Kd-tree — a tree used for range searching in which adjacent nodes split the data according to the dimensions of the space that are alternating</text:p>
      <text:p text:style-name="P4"><text:soft-page-break/></text:p>
      <text:p text:style-name="P4">118. Amortised — evaluated on average during large number of consecutive queries</text:p>
      <text:p text:style-name="P4"/>
      <text:p text:style-name="P4">119. Sublinear — estimated by o(n)</text:p>
      <text:p text:style-name="P4"/>
      <text:p text:style-name="P4">120. Median — a number in a set such that exactly a half of the set's numbers are smaller than it</text:p>
      <text:p text:style-name="P4"/>
      <text:p text:style-name="P4">121. Recurrence — a way to introduce a function such that the value f(n) is calculated using values on smaller arguments</text:p>
      <text:p text:style-name="P4"/>
      <text:p text:style-name="P4">122. Canonical subset of v — the subset of points stored in the leaves of the subtree rooted at a node v</text:p>
      <text:p text:style-name="P4"/>
      <text:p text:style-name="P4">123. Fractional cascading — a technique to improve the running time of a range searching tree</text:p>
      <text:p text:style-name="P4"/>
      <text:p text:style-name="P4">124. Squaring search — a way to find an upper bound for the answer by considering 2^2^k at each step. This way logarithms of the query double at each step.</text:p>
      <text:p text:style-name="P4"/>
      <text:p text:style-name="P4">125. Kuratowski's problem — a problem of determining how many different sets one can obtain using Cl and Int operations</text:p>
      <text:p text:style-name="P4"/>
      <text:p text:style-name="P4">126. Composite-number space — a space in which pairs of points are sorted lexicographically</text:p>
      <text:p text:style-name="P4"/>
      <text:p text:style-name="P4">127. Point location query — given a map and a query point specified by its coordinates, find the region of the map containing it</text:p>
      <text:p text:style-name="P4"/>
      <text:p text:style-name="P4">128. Planar subdivision — a structure of cells, edges and vertices covering the plane.</text:p>
      <text:p text:style-name="P4"/>
      <text:p text:style-name="P4">129. Vertical slab — a stripe inside which there are no vertices</text:p>
      <text:p text:style-name="P4"/>
      <text:p text:style-name="P4">130. Trapesoidal map — a subdivision whose cells are trapezoids with vertical bases or triangles</text:p>
      <text:p text:style-name="P4"/>
      <text:p text:style-name="P4">131. Incremental algorithm — an algorithm constructing a structure adding one site after another, rather than considering all sites at once. It is usually slower than an offline algorithm.</text:p>
      <text:p text:style-name="P4"/>
      <text:p text:style-name="P4">132. Topology — a collection of sets that are to be called open. It satisfies certain properties: any union of open sets is an open set.</text:p>
      <text:p text:style-name="P4"/>
      <text:p text:style-name="P4">133. Advisory board — a group of people making decisions.</text:p>
      <text:p text:style-name="P4"/>
      <text:p text:style-name="P4">134. Voronoi assignment model — the model where every point is assigned to the nearest site</text:p>
      <text:p text:style-name="P4"/>
      <text:p text:style-name="P6">135. Cartesian coordinates — a system assigning a pair of numbers to each point in the plane</text:p>
      <text:p text:style-name="P6"/>
      <text:p text:style-name="P6">136. Metric — a symmetric function that is zero on coinciding elements and satisfies the triangle inequality</text:p>
      <text:p text:style-name="P4"/>
      <text:p text:style-name="P4">137. Metric space — a set equipped with a metric</text:p>
      <text:p text:style-name="P4"/>
      <text:p text:style-name="P4">138. Triangulation — a decomposition of an object into a set of triangles or simplices</text:p>
      <text:p text:style-name="P4"/>
      <text:p text:style-name="P4">139. Face — a polygon of the highest possible dimension that belongs to a graph / to a surface</text:p>
      <text:p text:style-name="P4"/>
      <text:p text:style-name="P4">140. Edge — an intersection of two faces</text:p>
      <text:p text:style-name="P4"/>
      <text:p text:style-name="P4"><text:soft-page-break/>142. Incident — two objects of different priorities next to each other</text:p>
      <text:p text:style-name="P4"/>
      <text:p text:style-name="P4">143. Adjacent — two objects of equal priorities next to each other</text:p>
      <text:p text:style-name="P4"/>
      <text:p text:style-name="P4">144. Quadrilateral — a polygon with four sides</text:p>
      <text:p text:style-name="P4"/>
      <text:p text:style-name="P4">145. Tight bound — a bound that is reachable and thus can not be improved</text:p>
      <text:p text:style-name="P4"/>
      <text:p text:style-name="P4">146. Iterative — a process that is repeated several times</text:p>
      <text:p text:style-name="P4"/>
      <text:p text:style-name="P4">148. Nearest neighbor — a site such that the distance from it to the query point is minimal</text:p>
      <text:p text:style-name="P4"/>
      <text:p text:style-name="P4">149. Residue — a number between 0 and n-1 that is congruent to the given number modulo n</text:p>
      <text:p text:style-name="P4"/>
      <text:p text:style-name="P4">150. Power series — a formal sum of powers of a variable with various coefficients</text:p>
      <text:p text:style-name="P4"/>
      <text:p text:style-name="P4">151. Congruence — any sensible equivalence relation</text:p>
      <text:p text:style-name="P4"/>
      <text:p text:style-name="P4">152. Convex domain — a domain such that any segment connecting two its points lies inside it</text:p>
      <text:p text:style-name="P4"/>
      <text:p text:style-name="P4">153. Connected space — a space that cannot be represented as a union of two open sets</text:p>
      <text:p text:style-name="P4"/>
      <text:p text:style-name="P4">154. Path connected space — a space where there exists a path between any two points</text:p>
      <text:p text:style-name="P4"/>
      <text:p text:style-name="P4">155. Simply connected space — a space where every loop can be contracted</text:p>
      <text:p text:style-name="P4"/>
      <text:p text:style-name="P4">156. A loop — a path from a point to itself</text:p>
      <text:p text:style-name="P4"/>
      <text:p text:style-name="P4">157. Primality test — an algorithm testing if a given number is prime</text:p>
      <text:p text:style-name="P4"/>
      <text:p text:style-name="P4">158. Turing machine — a model with a finite number of states, an infinite tape and a set of rules describing transition between states</text:p>
      <text:p text:style-name="P4"/>
      <text:p text:style-name="P4">159. Cellular automaton — a set of cells where the state of a cell changes at each step in accordance with the states of its neighbors</text:p>
      <text:p text:style-name="P4"/>
      <text:p text:style-name="P4">160. Markov's algorithm — a Turing-complete model comprised only of replacement rules</text:p>
      <text:p text:style-name="P4"/>
      <text:p text:style-name="P4">161. Winning position — a position from which a turn can be taken into a losing position</text:p>
      <text:p text:style-name="P4"/>
      <text:p text:style-name="P4">163. Losing position — a position from which any turn leads to a winning position</text:p>
      <text:p text:style-name="P4"/>
      <text:p text:style-name="P4">164. Voronoi diagram — a subdivision of the plane according to the nearest neighbor queries.</text:p>
      <text:p text:style-name="P4"/>
      <text:p text:style-name="P4">165. Flarb — a combinatorial operation of adding a new face to a graph.</text:p>
      <text:p text:style-name="P4"/>
      <text:p text:style-name="P4">166. Tree — a connected graph with no cycles.</text:p>
      <text:p text:style-name="P4"/>
      <text:p text:style-name="P4">167. Pendant vertex — a vertex of degree 1.</text:p>
      <text:p text:style-name="P4"/>
      <text:p text:style-name="P4">168. Euler cycle — a cycle that visits each edge of a graph exactly once.</text:p>
      <text:p text:style-name="P4"/>
      <text:p text:style-name="P4">169. Hamiltonian cycle — a cycle that visits each vertex of a graph exactly once.</text:p>
      <text:p text:style-name="P4"/>
      <text:p text:style-name="P4">170. Search — a problem of outputting the piece of data assigned to a given key</text:p>
      <text:p text:style-name="P4"><text:soft-page-break/></text:p>
      <text:p text:style-name="P4">171. Sorting — a problem of placing several numbers or keys in the ascending order.</text:p>
      <text:p text:style-name="P4"/>
      <text:p text:style-name="P4">172. RAM machine — a model that can access any memory cell in constant time</text:p>
      <text:p text:style-name="P4"/>
      <text:p text:style-name="P4">173. Forest — a possibly disconnected graph with no cycles.</text:p>
      <text:p text:style-name="P4"/>
      <text:p text:style-name="P4">174. Dual graph — a graph whose vertices are faces of G and whose edges are edges incident to these faces</text:p>
      <text:p text:style-name="P4"/>
      <text:p text:style-name="P4">175. Language — a set of strings that one usually wants to be able to distinguish</text:p>
      <text:p text:style-name="P4"/>
      <text:p text:style-name="P4">176. Computational hierarchy — a separation of problems into levels according to the number of quantifiers preceding a computable problem</text:p>
      <text:p text:style-name="P4"/>
      <text:p text:style-name="P4">177. Motion planning — a problem of assigning a strategy to several moving robots such that no collisions happen and total traveled distance is minimal</text:p>
      <text:p text:style-name="P4"/>
      <text:p text:style-name="P4">178. Geodesic center — a point of the set such that maximal geodesic distance from it to a point of the set is minimised</text:p>
      <text:p text:style-name="P4"/>
      <text:p text:style-name="P4">179. Noncooperative game — a game where players take their turns simultaneously, and the prize is split immediately afterwards</text:p>
      <text:p text:style-name="P4"/>
      <text:p text:style-name="P4">180. Network — a graph with a large number of vertices and a set of rules that apply to its connectivity</text:p>
      <text:p text:style-name="P4"/>
      <text:p text:style-name="P4">181. PCB — a printed contact board that is used for connecting several electronic devices. It is comprised of several sheets on which tracks are laid</text:p>
      <text:p text:style-name="P4"/>
      <text:p text:style-name="P4">182. Delaunay triangulation — a triangulation in the plane such that the circumcircle of any triangle does not contain any vertices but of this triangle</text:p>
      <text:p text:style-name="P4"/>
      <text:p text:style-name="P4">183. Euclidean shortest path problem — a problem of connecting two points in a Euclidean space (with polyhedral obstacles) by a shortest path</text:p>
      <text:p text:style-name="P4"/>
      <text:p text:style-name="P4">184. Mesh — a subdivision of an area into cells of simple shapes</text:p>
      <text:p text:style-name="P4"/>
      <text:p text:style-name="P4">185. Ray tracing problem — given a set of objects in space, produce a data structure that efficiently outputs which object a query ray intersects first</text:p>
      <text:p text:style-name="P4"/>
      <text:p text:style-name="P4">186. Flipping — an operation replacing one diagonal of a quadrilateral in a triangulation with the other diagonal</text:p>
      <text:p text:style-name="P4"/>
      <text:p text:style-name="P4">187. Divide-and-conquer algorithm — an algorithm whose initial step is splitting the query set into two roughly equal parts</text:p>
      <text:p text:style-name="P4"/>
      <text:p text:style-name="P4">188. Farthest-first traversal — a sequence of points where the first point is selected arbitrarily and each successive point is as far as possible from the set of previously-selected points</text:p>
      <text:p text:style-name="P4"/>
      <text:p text:style-name="P4">189. Prefix — a part of the sequence from the beginning to a certain point</text:p>
      <text:p text:style-name="P4"/>
      <text:p text:style-name="P4">190. Suffix — a part of the sequence from a certain point to the end</text:p>
      <text:p text:style-name="P4"/>
      <text:p text:style-name="P4"><text:soft-page-break/>191. Delaunay refinement — adding vertices to a triangulation in a way such that the triangulation obeys certain quality requirements afterwards.</text:p>
      <text:p text:style-name="P4"/>
      <text:p text:style-name="P4">192. Pigeonhole principle — a statement concerning not being able to fit n+1 pigeons into n holes</text:p>
      <text:p text:style-name="P4"/>
      <text:p text:style-name="P4">193. Osculating circle — the circle passing through the point of a curve that has the same curvature as the curve at this point</text:p>
      <text:p text:style-name="P4"/>
      <text:p text:style-name="P4">194. Source vertex — a vertex in an oriented graph with no incoming edges</text:p>
      <text:p text:style-name="P4"/>
      <text:p text:style-name="P4">195. Sink vertex — a vertex in an oriented graph with no outcoming edges</text:p>
      <text:p text:style-name="P4"/>
      <text:p text:style-name="P4">196. Triangle strip — a sequence of triangles where each next triangle shares an edge with the previous one</text:p>
      <text:p text:style-name="P4"/>
      <text:p text:style-name="P4">197. Subdivision of a graph — a graph obtained from the given one by adding vertices of degree 2 in the interior of the edges</text:p>
      <text:p text:style-name="P4"/>
      <text:p text:style-name="P4">198. Regular graph — a graph in which all the vertices have the same degree</text:p>
      <text:p text:style-name="P4"/>
      <text:p text:style-name="P4">199. Flow on a graph — an assignment of a number and an orientation to each edge of the graph such that the sum of the numbers at each vertex is zero</text:p>
      <text:p text:style-name="P4"/>
      <text:p text:style-name="P4">200. Hashing — assigning certain numbers to strings in such a way that it becomes easy to check if two long strings diff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ira Code" svg:font-family="'Fira Code'" style:font-family-generic="modern" style:font-pitch="fixed"/>
    <style:font-face style:name="Fira Sans" svg:font-family="'Fira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3T16:49:28.770000000</meta:creation-date>
    <dc:date>2022-06-03T17:05:58.563000000</dc:date>
    <meta:editing-duration>PT16M30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1" meta:paragraph-count="216" meta:word-count="3315" meta:character-count="19787" meta:non-whitespace-character-count="16483"/>
  </office:meta>
</office:document-meta>
</file>